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116">
            <text:p>116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12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2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1/12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6-01">
            <text:p>06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8-01">
            <text:p>08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0-01">
            <text:p>10/01/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1-01">
            <text:p>11/01/1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2-01">
            <text:p>12/01/1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3/01/2014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1-13T21:55:29</dc:date>
    <dc:creator>Natalia </dc:creator>
    <meta:editing-duration>PT3M5S</meta:editing-duration>
    <meta:editing-cycles>31</meta:editing-cycles>
    <meta:generator>LibreOffice/3.5$Linux_X86_64 LibreOffice_project/350m1$Build-2</meta:generator>
    <meta:document-statistic meta:table-count="3" meta:cell-count="68" meta:object-count="0"/>
  </office:meta>
</office:document-meta>
</file>